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3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1"/>
    <style:style style:name="ce3" style:family="table-cell" style:parent-style-name="Default" style:data-style-name="N2"/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12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Polystyrene density [g/cm3]</text:p>
          </table:table-cell>
          <table:table-cell table:number-columns-repeated="6"/>
        </table:table-row>
        <table:table-row table:style-name="ro1">
          <table:table-cell office:value-type="float" office:value="1.05">
            <text:p>1.05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1" office:value-type="string">
            <text:p>R_NP [nm]</text:p>
          </table:table-cell>
          <table:table-cell table:style-name="ce1" office:value-type="string">
            <text:p>V_NP [nm3]</text:p>
          </table:table-cell>
          <table:table-cell table:style-name="ce1" office:value-type="string">
            <text:p>V_NP [cm3]</text:p>
          </table:table-cell>
          <table:table-cell table:style-name="ce1" office:value-type="string">
            <text:p>M_NP [g]</text:p>
          </table:table-cell>
          <table:table-cell table:style-name="ce1" office:value-type="string">
            <text:p>M_NP [ug]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style-name="ce3" table:formula="of:=4/3*PI()*[.A5]^3" office:value-type="float" office:value="288695.609704083">
            <text:p>288695.61</text:p>
          </table:table-cell>
          <table:table-cell table:style-name="ce4" table:formula="of:=4/3*PI()*([.A5]*10^-7)^3" office:value-type="float" office:value="2.88695609704083E-016">
            <text:p>2.89E-016</text:p>
          </table:table-cell>
          <table:table-cell table:style-name="ce4" table:formula="of:=[.C5]*[.A2]" office:value-type="float" office:value="3.03130390189287E-016">
            <text:p>3.03E-016</text:p>
          </table:table-cell>
          <table:table-cell table:style-name="ce4" table:formula="of:=[.D5]*10^6" office:value-type="float" office:value="0.000000000303130390189287">
            <text:p>3.03E-010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Concentration NP [ug/mL] = M_NP / V_box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1" office:value-type="string">
            <text:p>V_box [mL]</text:p>
          </table:table-cell>
          <table:table-cell table:style-name="ce1" office:value-type="string">
            <text:p>V_box [dm3=1L]</text:p>
          </table:table-cell>
          <table:table-cell table:style-name="ce1" office:value-type="string">
            <text:p>L_box [dm]</text:p>
          </table:table-cell>
          <table:table-cell table:style-name="ce1" office:value-type="string">
            <text:p>L_box [nm]</text:p>
          </table:table-cell>
          <table:table-cell table:number-columns-repeated="3"/>
        </table:table-row>
        <table:table-row table:style-name="ro1">
          <table:table-cell table:style-name="ce2" table:formula="of:=[.E5]/[.A8]" office:value-type="float" office:value="6.06260780378574E-015">
            <text:p>6.06E-15</text:p>
          </table:table-cell>
          <table:table-cell table:style-name="ce2" table:formula="of:=[.A11]/1000" office:value-type="float" office:value="6.06260780378574E-018">
            <text:p>6.06E-18</text:p>
          </table:table-cell>
          <table:table-cell table:style-name="ce2" table:formula="of:=[.B11]^(1/3)" office:value-type="float" office:value="0.00000182341906536783">
            <text:p>1.82E-06</text:p>
          </table:table-cell>
          <table:table-cell table:style-name="ce3" table:formula="of:=[.C11]*10^8" office:value-type="float" office:value="182.341906536783">
            <text:p>182.3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R_Tf [nm]</text:p>
          </table:table-cell>
          <table:table-cell office:value-type="string">
            <text:p>L_box/R_Tf</text:p>
          </table:table-cell>
          <table:table-cell table:number-columns-repeated="5"/>
        </table:table-row>
        <table:table-row table:style-name="ro1">
          <table:table-cell office:value-type="float" office:value="3.72">
            <text:p>3.72</text:p>
          </table:table-cell>
          <table:table-cell table:style-name="ce3" table:formula="of:=[.D11]/[.A14]" office:value-type="float" office:value="49.0166415421461">
            <text:p>49.02</text:p>
          </table:table-cell>
          <table:table-cell table:number-columns-repeated="5"/>
        </table:table-row>
        <table:table-row table:style-name="ro2" table:number-rows-repeated="4">
          <table:table-cell table:number-columns-repeated="7"/>
        </table:table-row>
        <table:table-row table:style-name="ro3">
          <table:table-cell table:style-name="ce1" office:value-type="string">
            <text:p>L_box [nm]</text:p>
          </table:table-cell>
          <table:table-cell table:style-name="ce1" office:value-type="string">
            <text:p>L_box [dm]</text:p>
          </table:table-cell>
          <table:table-cell table:style-name="ce1" office:value-type="string">
            <text:p>V_box[L=1dm3]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table:style-name="ce4" table:formula="of:=[.A20]*10^-8" office:value-type="float" office:value="0.00000182">
            <text:p>1.82E-006</text:p>
          </table:table-cell>
          <table:table-cell table:style-name="ce4" table:formula="of:=[.B20]^3" office:value-type="float" office:value="6.028568E-018">
            <text:p>6.03E-01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N NP in box</text:p>
          </table:table-cell>
          <table:table-cell office:value-type="string">
            <text:p>Concentration of NP [M]</text:p>
          </table:table-cell>
          <table:table-cell table:number-columns-repeated="2"/>
          <table:table-cell office:value-type="string">
            <text:p>M_NP [g]</text:p>
          </table:table-cell>
          <table:table-cell table:style-name="ce5" office:value-type="string">
            <text:p>Concentation[g/L]</text:p>
          </table:table-cell>
          <table:table-cell table:style-name="ce5" office:value-type="string">
            <text:p>Concentation[ug/mL]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4" table:formula="of:=1/([.C20]*6.023*10^23)" office:value-type="float" office:value="0.000000275405730680296">
            <text:p>2.75E-007</text:p>
          </table:table-cell>
          <table:table-cell table:number-columns-repeated="2"/>
          <table:table-cell table:formula="of:=[.D5]" office:value-type="float" office:value="3.03130390189287E-016">
            <text:p>3.03E-016</text:p>
          </table:table-cell>
          <table:table-cell table:style-name="ce6" table:formula="of:=[.E23]/[.C20]" office:value-type="float" office:value="50.2823208080737">
            <text:p>50.282</text:p>
          </table:table-cell>
          <table:table-cell table:style-name="ce3" table:formula="of:=([.F23]*10^6)/10^3" office:value-type="float" office:value="50282.3208080736">
            <text:p>50282.32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style-name="ce1" office:value-type="string">
            <text:p>N_Tf in box</text:p>
          </table:table-cell>
          <table:table-cell table:style-name="ce5" office:value-type="string">
            <text:p>Concentration of Tf [M]</text:p>
          </table:table-cell>
          <table:table-cell table:style-name="ce1"/>
          <table:table-cell table:style-name="ce1" office:value-type="string">
            <text:p>M_Tf [kDa]</text:p>
          </table:table-cell>
          <table:table-cell table:style-name="ce1" office:value-type="string">
            <text:p>M_Tf[g]</text:p>
          </table:table-cell>
          <table:table-cell table:style-name="ce5" office:value-type="string">
            <text:p>Concentation[g/L]</text:p>
          </table:table-cell>
          <table:table-cell table:style-name="ce5" office:value-type="string">
            <text:p>Concentation[ug/mL]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table:style-name="ce4" table:formula="of:=[.A26]/([.C20]*6.023*10^23)" office:value-type="float" office:value="0.000705038670541557">
            <text:p>7.05E-004</text:p>
          </table:table-cell>
          <table:table-cell/>
          <table:table-cell office:value-type="float" office:value="80">
            <text:p>80</text:p>
          </table:table-cell>
          <table:table-cell table:style-name="ce4" table:formula="of:=[.D26]*1000/(6.023*10^23)" office:value-type="float" office:value="1.32824173999668E-019">
            <text:p>1.33E-019</text:p>
          </table:table-cell>
          <table:table-cell table:style-name="ce3" table:formula="of:=[.A26]*[.E26]/[.C20]" office:value-type="float" office:value="56.4030936433246">
            <text:p>56.40</text:p>
          </table:table-cell>
          <table:table-cell table:style-name="ce3" table:formula="of:=([.F26]*10^6)/10^3" office:value-type="float" office:value="56403.0936433246">
            <text:p>56403.09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7:32:40</meta:creation-date>
    <dc:date>2013-05-29T20:00:58</dc:date>
    <meta:editing-duration>PT23H40M14S</meta:editing-duration>
    <meta:editing-cycles>3</meta:editing-cycles>
    <meta:generator>LibreOffice/3.5$Linux_X86_64 LibreOffice_project/350m1$Build-2</meta:generator>
    <meta:document-statistic meta:table-count="3" meta:cell-count="54" meta:object-count="0"/>
  </office:meta>
</office:document-meta>
</file>